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020000000204B249CA79A42C6D7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2" svg:font-family="'Lohit Devanagari'"/>
    <style:font-face style:name="DejaVu Sans Mono" svg:font-family="'DejaVu Sans Mono'" style:font-family-generic="modern" style:font-pitch="fixed"/>
    <style:font-face style:name="FreeMono" svg:font-family="FreeMono" style:font-adornments="Normal" style:font-family-generic="modern" style:font-pitch="fixed"/>
    <style:font-face style:name="Liberation Mono" svg:font-family="'Liberation Mono'" style:font-family-generic="modern" style:font-pitch="fixed"/>
    <style:font-face style:name="Consolas" svg:font-family="Consolas" style:font-adornments="Normal" style:font-family-generic="swiss" style:font-pitch="fixed"/>
    <style:font-face style:name="Garuda" svg:font-family="Garuda" style:font-adornments="Gras" style:font-pitch="variable"/>
    <style:font-face style:name="Liberation Serif" svg:font-family="'Liberation Serif'" style:font-family-generic="roman" style:font-pitch="variable"/>
    <style:font-face style:name="Liberation Serif2" svg:font-family="'Liberation Serif'" style:font-adornments="Gras" style:font-family-generic="roman" style:font-pitch="variable"/>
    <style:font-face style:name="Liberation Serif1" svg:font-family="'Liberation Serif'" style:font-adornments="Normal" style:font-family-generic="roman" style:font-pitch="variable"/>
    <style:font-face style:name="Lohit Devanagari" svg:font-family="'Lohit Devanagari'" style:font-family-generic="roman" style:font-pitch="variable"/>
    <style:font-face style:name="Noto Sans CJK SC" svg:font-family="'Noto Sans CJK SC'" style:font-family-generic="roman" style:font-pitch="variable"/>
    <style:font-face style:name="Liberation Sans" svg:font-family="'Liberation Sans'" style:font-family-generic="swiss" style:font-pitch="variable"/>
    <style:font-face style:name="Liberation Sans2" svg:font-family="'Liberation Sans'" style:font-adornments="Gras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iberation Sans3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Noto Sans CJK SC1" svg:font-family="'Noto Sans CJK SC'" style:font-family-generic="system" style:font-pitch="variable"/>
  </office:font-face-decls>
  <office:automatic-styles>
    <style:style style:name="P1" style:family="paragraph" style:parent-style-name="Exercice">
      <style:text-properties officeooo:rsid="00129896" officeooo:paragraph-rsid="00129ad9"/>
    </style:style>
    <style:style style:name="P2" style:family="paragraph" style:parent-style-name="Exercice">
      <style:text-properties officeooo:rsid="00129ad9" officeooo:paragraph-rsid="00129ad9"/>
    </style:style>
    <style:style style:name="P3" style:family="paragraph" style:parent-style-name="Heading_20_5">
      <style:text-properties style:font-name="Liberation Serif2" fo:font-size="10.5pt" fo:font-weight="bold" officeooo:rsid="00129896" officeooo:paragraph-rsid="00129896" style:font-name-asian="Noto Sans CJK SC1" style:font-size-asian="11.8999996185303pt" style:font-weight-asian="bold" style:font-name-complex="Lohit Devanagari1" style:font-size-complex="11.8999996185303pt" style:font-weight-complex="bold"/>
    </style:style>
    <style:style style:name="P4" style:family="paragraph" style:parent-style-name="Standard">
      <style:text-properties officeooo:rsid="0009b54b" officeooo:paragraph-rsid="0009b54b"/>
    </style:style>
    <style:style style:name="P5" style:family="paragraph" style:parent-style-name="Text_20_body">
      <style:text-properties officeooo:rsid="000f24d8" officeooo:paragraph-rsid="000f24d8"/>
    </style:style>
    <style:style style:name="P6" style:family="paragraph" style:parent-style-name="Text_20_body">
      <style:text-properties officeooo:rsid="00129896" officeooo:paragraph-rsid="00129896"/>
    </style:style>
    <style:style style:name="P7" style:family="paragraph" style:parent-style-name="Text_20_body">
      <style:text-properties officeooo:rsid="00129896" officeooo:paragraph-rsid="00153337"/>
    </style:style>
    <style:style style:name="P8" style:family="paragraph" style:parent-style-name="Text_20_body">
      <style:text-properties officeooo:rsid="00148166" officeooo:paragraph-rsid="00148166"/>
    </style:style>
    <style:style style:name="P9" style:family="paragraph" style:parent-style-name="Text_20_body">
      <style:text-properties officeooo:rsid="0016f319" officeooo:paragraph-rsid="0016f319"/>
    </style:style>
    <style:style style:name="P10" style:family="paragraph" style:parent-style-name="Text_20_body">
      <style:text-properties officeooo:rsid="001b0d66" officeooo:paragraph-rsid="001b0d66"/>
    </style:style>
    <style:style style:name="P11" style:family="paragraph" style:parent-style-name="Text_20_body">
      <style:text-properties officeooo:rsid="001cd84d" officeooo:paragraph-rsid="001cd84d"/>
    </style:style>
    <style:style style:name="P12" style:family="paragraph" style:parent-style-name="Exercice">
      <style:text-properties officeooo:rsid="0016f319" officeooo:paragraph-rsid="001b0d66"/>
    </style:style>
    <style:style style:name="P13" style:family="paragraph" style:parent-style-name="Exercice">
      <style:text-properties officeooo:rsid="0016f319" officeooo:paragraph-rsid="001f9d93"/>
    </style:style>
    <style:style style:name="P14" style:family="paragraph" style:parent-style-name="Heading_20_1">
      <style:text-properties officeooo:rsid="000b4de4" officeooo:paragraph-rsid="001cd84d"/>
    </style:style>
    <style:style style:name="P15" style:family="paragraph" style:parent-style-name="Heading_20_3">
      <style:text-properties officeooo:rsid="00129896" officeooo:paragraph-rsid="00129896"/>
    </style:style>
    <style:style style:name="P16" style:family="paragraph" style:parent-style-name="Heading_20_3">
      <style:text-properties officeooo:paragraph-rsid="001d7f2f"/>
    </style:style>
    <style:style style:name="P17" style:family="paragraph" style:parent-style-name="Heading_20_3">
      <style:text-properties style:font-name="Liberation Serif1" fo:font-size="12.6000003814697pt" fo:font-weight="normal" officeooo:rsid="001f9d93" officeooo:paragraph-rsid="001f9d93" fo:background-color="transparent" style:font-name-asian="Noto Sans CJK SC1" style:font-size-asian="14.1000003814697pt" style:font-weight-asian="bold" style:font-name-complex="Lohit Devanagari1" style:font-size-complex="14.1000003814697pt" style:font-weight-complex="bold"/>
    </style:style>
    <style:style style:name="P18" style:family="paragraph" style:parent-style-name="Text_20_body">
      <style:text-properties officeooo:paragraph-rsid="001d7f2f"/>
    </style:style>
    <style:style style:name="P19" style:family="paragraph" style:parent-style-name="Text_20_body">
      <style:text-properties officeooo:rsid="001d7f2f" officeooo:paragraph-rsid="001d7f2f"/>
    </style:style>
    <style:style style:name="P20" style:family="paragraph" style:parent-style-name="Text_20_body">
      <style:text-properties officeooo:rsid="001e87ff" officeooo:paragraph-rsid="001e87ff"/>
    </style:style>
    <style:style style:name="P21" style:family="paragraph" style:parent-style-name="Text_20_body" style:list-style-name="L1">
      <style:text-properties officeooo:rsid="001e87ff" officeooo:paragraph-rsid="001e87ff"/>
    </style:style>
    <style:style style:name="P22" style:family="paragraph" style:parent-style-name="Text_20_body" style:list-style-name="L1">
      <style:text-properties officeooo:rsid="001f1fae" officeooo:paragraph-rsid="001f1fae"/>
    </style:style>
    <style:style style:name="P23" style:family="paragraph" style:parent-style-name="Text_20_body">
      <style:text-properties officeooo:paragraph-rsid="001f9d93"/>
    </style:style>
    <style:style style:name="P24" style:family="paragraph" style:parent-style-name="Text_20_body">
      <style:text-properties officeooo:rsid="001f9d93" officeooo:paragraph-rsid="001f9d93"/>
    </style:style>
    <style:style style:name="P25" style:family="paragraph" style:parent-style-name="Text_20_body">
      <style:text-properties officeooo:rsid="001fb899" officeooo:paragraph-rsid="001fb899"/>
    </style:style>
    <style:style style:name="P26" style:family="paragraph" style:parent-style-name="Text_20_body">
      <style:text-properties style:font-name="Liberation Sans1" fo:font-size="9pt" officeooo:rsid="001fb899" officeooo:paragraph-rsid="001fb899" style:font-size-asian="10.5pt"/>
    </style:style>
    <style:style style:name="T1" style:family="text">
      <style:text-properties style:font-name="Liberation Serif1" fo:font-size="12.6000003814697pt" fo:font-weight="normal" fo:background-color="transparent" loext:char-shading-value="0" style:font-name-asian="Noto Sans CJK SC1" style:font-size-asian="14.1000003814697pt" style:font-weight-asian="bold" style:font-name-complex="Lohit Devanagari1" style:font-size-complex="14.1000003814697pt" style:font-weight-complex="bold"/>
    </style:style>
    <style:style style:name="T2" style:family="text">
      <style:text-properties style:font-name="Liberation Serif1" fo:font-size="12.6000003814697pt" fo:font-weight="normal" officeooo:rsid="0009b54b" fo:background-color="transparent" loext:char-shading-value="0" style:font-name-asian="Noto Sans CJK SC1" style:font-size-asian="14.1000003814697pt" style:font-weight-asian="bold" style:font-name-complex="Lohit Devanagari1" style:font-size-complex="14.1000003814697pt" style:font-weight-complex="bold"/>
    </style:style>
    <style:style style:name="T3" style:family="text">
      <style:text-properties officeooo:rsid="0010e85f"/>
    </style:style>
    <style:style style:name="T4" style:family="text">
      <style:text-properties officeooo:rsid="00128ddb"/>
    </style:style>
    <style:style style:name="T5" style:family="text">
      <style:text-properties officeooo:rsid="00129896"/>
    </style:style>
    <style:style style:name="T6" style:family="text">
      <style:text-properties officeooo:rsid="00129ad9"/>
    </style:style>
    <style:style style:name="T7" style:family="text">
      <style:text-properties officeooo:rsid="00153337"/>
    </style:style>
    <style:style style:name="T8" style:family="text">
      <style:text-properties officeooo:rsid="0019c12a"/>
    </style:style>
    <style:style style:name="T9" style:family="text">
      <style:text-properties officeooo:rsid="001d30fd"/>
    </style:style>
    <style:style style:name="T10" style:family="text">
      <style:text-properties officeooo:rsid="000b4de4"/>
    </style:style>
    <style:style style:name="T11" style:family="text">
      <style:text-properties style:font-name="Liberation Sans1" fo:font-size="9pt" officeooo:rsid="001d30fd" style:font-size-asian="10.5pt"/>
    </style:style>
    <style:style style:name="T12" style:family="text">
      <style:text-properties officeooo:rsid="001d7f2f"/>
    </style:style>
    <style:style style:name="T13" style:family="text">
      <style:text-properties officeooo:rsid="001f9d93"/>
    </style:style>
    <style:style style:name="T14" style:family="text">
      <style:text-properties officeooo:rsid="001fb89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071cm" fo:text-indent="-0.635cm" fo:margin-left="2.0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706cm" fo:text-indent="-0.635cm" fo:margin-left="2.7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341cm" fo:text-indent="-0.635cm" fo:margin-left="3.3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976cm" fo:text-indent="-0.635cm" fo:margin-left="3.9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611cm" fo:text-indent="-0.635cm" fo:margin-left="4.6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246cm" fo:text-indent="-0.635cm" fo:margin-left="5.2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881cm" fo:text-indent="-0.635cm" fo:margin-left="5.8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516cm" fo:text-indent="-0.635cm" fo:margin-left="6.5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151cm" fo:text-indent="-0.635cm" fo:margin-left="7.1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786cm" fo:text-indent="-0.635cm" fo:margin-left="7.786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Séance 1</text:h>
      <text:p text:style-name="P4"/>
      <text:h text:style-name="Heading_20_2" text:outline-level="2">Déroulement de la séance</text:h>
      <text:h text:style-name="Heading_20_3" text:outline-level="3">Comparaison JS avec React JS</text:h>
      <text:p text:style-name="P4"/>
      <text:h text:style-name="Heading_20_5" text:outline-level="5">Scripts JS</text:h>
      <text:p text:style-name="Text_20_body">Création d’un script JS : un bouton « Like » qui affiche « You like this » quand on clique dessus</text:p>
      <text:p text:style-name="Text_20_body">Création d’un script similaire avec 3 boutons qui affiche « You like comment number N » quand on cliques dessus</text:p>
      <text:h text:style-name="Heading_20_5" text:outline-level="5">Scripts React</text:h>
      <text:p text:style-name="Text_20_body">Réalisation des mêmes scripts avec React </text:p>
      <text:p text:style-name="Text_20_body"><text:a xlink:type="simple" xlink:href="https://reactjs.org/docs/add-react-to-a-website.html" text:style-name="Internet_20_link" text:visited-style-name="Visited_20_Internet_20_Link">https://reactjs.org/docs/add-react-to-a-website.html</text:a></text:p>
      <text:p text:style-name="Exercice">dossiers starter 1 et starter 2</text:p>
      <text:h text:style-name="Heading_20_3" text:outline-level="3">Utilisation de <text:span text:style-name="T2">Jsx</text:span></text:h>
      <text:p text:style-name="Focus">L’utilisation de code JSX nécéssite l’utilisation du protocole HTTP. </text:p>
      <text:p text:style-name="P18"><text:span text:style-name="T9">On utilisera un serveur web (Live serveur de VSCode, webmmi. Dans les cours, </text:span><text:span text:style-name="T11">on aura </text:span><text:span text:style-name="T9">besoin d’un serveur Node v12, pour l’utilisation de la commande npx create react-app </text:span><text:a xlink:type="simple" xlink:href="http://54.213.197.40/react/eleves/" text:style-name="Internet_20_link" text:visited-style-name="Visited_20_Internet_20_Link"><text:span text:style-name="T10">http://54.213.197.40/react/eleves/</text:span></text:a></text:p>
      <text:h text:style-name="Heading_20_5" text:outline-level="5">Premier script JSX</text:h>
      <text:p text:style-name="Exercice">Dossier Starter 3</text:p>
      <text:p text:style-name="P20">NB : </text:p>
      <text:list xml:id="list1044173988" text:style-name="L1">
        <text:list-item>
          <text:p text:style-name="P21">un seul élément parent peut être retourné</text:p>
        </text:list-item>
        <text:list-item>
          <text:p text:style-name="P21">les accolades sont utilisées pour encadrer le code js</text:p>
        </text:list-item>
        <text:list-item>
          <text:p text:style-name="P22">utiliser des parenthèses autour du code retourné</text:p>
        </text:list-item>
        <text:list-item>
          <text:p text:style-name="P22">les commentaires : {/* ...*/}</text:p>
        </text:list-item>
      </text:list>
      <text:h text:style-name="Heading_20_3" text:outline-level="3">Création de composants</text:h>
      <text:p text:style-name="P5">La création de composant est possible dans le live server de vs code, à condition de placer tous les composants dans un même fichier.</text:p>
      <text:h text:style-name="Heading_20_5" text:outline-level="5"><text:soft-page-break/>Cr<text:span text:style-name="T3">é</text:span>ation d’un composant </text:h>
      <text:p text:style-name="Exercice">Dossier <text:span text:style-name="T3">starter</text:span> 4 : un composant « Like » cli<text:span text:style-name="T4">qu</text:span>able</text:p>
      <text:h text:style-name="P15" text:outline-level="3"><text:span text:style-name="T1">Les composants</text:span></text:h>
      <text:h text:style-name="P3" text:outline-level="5">Propriété d’un composant</text:h>
      <text:p text:style-name="P6">Les propriétés agissent comme les paramètres d’une fonction…</text:p>
      <text:p text:style-name="P6">Syntaxe<text:span text:style-name="T6">s :</text:span></text:p>
      <text:p text:style-name="P6">- <text:span text:style-name="T6">passer les propriétés</text:span></text:p>
      <text:p text:style-name="P6">- <text:span text:style-name="T6">récupérer les propriétés. </text:span><text:span text:style-name="T7">NB : les accolades</text:span></text:p>
      <text:p text:style-name="P7">- <text:span text:style-name="T6">utiliser les propriétés dans le composant </text:span><text:span text:style-name="T7">NB : les accolades</text:span></text:p>
      <text:p text:style-name="Exercice">Dossier Starter 5 : boutons colorés : <text:span text:style-name="T6">Mettre le nom de la couleur dans les boutons</text:span></text:p>
      <text:h text:style-name="Heading_20_5" text:outline-level="5"><text:span text:style-name="T5">Cas particulier de l</text:span>’attribut className</text:h>
      <text:p text:style-name="P1">Dossier Starter 5 : boutons colorés : <text:span text:style-name="T6">Mettre le nom de la couleur dans l’attribut ClassName</text:span></text:p>
      <text:h text:style-name="Heading_20_5" text:outline-level="5">Attribut Style</text:h>
      <text:p text:style-name="P2">Dossier Starter 5 : boutons colorés : Mettre la couleur de background dans le style du bouton</text:p>
      <text:p text:style-name="P8">Exploiter les propriétés</text:p>
      <text:p text:style-name="Exercice">Dossier Starter 6 : Composant Alert </text:p>
      <text:h text:style-name="Heading_20_3" text:outline-level="3">Travailler sur un jeu de données</text:h>
      <text:p text:style-name="P9">Boucler sur une liste <text:span text:style-name="T8">d’éléments</text:span></text:p>
      <text:p text:style-name="P10">méthode .map()</text:p>
      <text:p text:style-name="P10">propriété key obligatoire</text:p>
      <text:p text:style-name="P12">Dossier Starter 7 : <text:span text:style-name="T13">liste d’adresse</text:span></text:p>
      <text:h text:style-name="P17" text:outline-level="3"><text:soft-page-break/>Poser une condition</text:h>
      <text:p text:style-name="P24">Afficher du HTML en fonction d’une condition</text:p>
      <text:p text:style-name="P13">Dossier Starter <text:span text:style-name="T13">8 : Boutique fermée après 18h</text:span></text:p>
      <text:p text:style-name="P23"/>
      <text:h text:style-name="P14" text:outline-level="1">Séance <text:span text:style-name="T12">2</text:span></text:h>
      <text:h text:style-name="Heading_20_3" text:outline-level="3">Rappels de notions de JS</text:h>
      <text:p text:style-name="P19">Les classes d’objet et l’héritage</text:p>
      <text:p text:style-name="P26">TODO</text:p>
      <text:h text:style-name="Heading_20_3" text:outline-level="3">Import et export de modules</text:h>
      <text:p text:style-name="P25">Il est possible d’importer un module depuis un script</text:p>
      <text:p text:style-name="Exercice">Ex9</text:p>
      <text:h text:style-name="Heading_20_3" text:outline-level="3">L’état d’un composant avec le State</text:h>
      <text:p text:style-name="Exercice">Ex10 : Timer <text:span text:style-name="T14">TODO</text:span></text:p>
      <text:p text:style-name="P25">Créer un timer en pure JS puis en React</text:p>
      <text:h text:style-name="P16" text:outline-level="3">Le Hook UseEffect</text:h>
      <text:p text:style-name="P11">Récupération de données avec fetch</text:p>
      <text:p text:style-name="Exercice">Liste d’email</text:p>
      <text:h text:style-name="Heading_20_3" text:outline-level="3">Le hook useState</text:h>
      <text:p text:style-name="P11">Création d’une todo liste en JS natif puis avec React</text:p>
      <text:p text:style-name="P1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2" svg:font-family="'Lohit Devanagari'"/>
    <style:font-face style:name="DejaVu Sans Mono" svg:font-family="'DejaVu Sans Mono'" style:font-family-generic="modern" style:font-pitch="fixed"/>
    <style:font-face style:name="FreeMono" svg:font-family="FreeMono" style:font-adornments="Normal" style:font-family-generic="modern" style:font-pitch="fixed"/>
    <style:font-face style:name="Liberation Mono" svg:font-family="'Liberation Mono'" style:font-family-generic="modern" style:font-pitch="fixed"/>
    <style:font-face style:name="Consolas" svg:font-family="Consolas" style:font-adornments="Normal" style:font-family-generic="swiss" style:font-pitch="fixed"/>
    <style:font-face style:name="Garuda" svg:font-family="Garuda" style:font-adornments="Gras" style:font-pitch="variable"/>
    <style:font-face style:name="Liberation Serif" svg:font-family="'Liberation Serif'" style:font-family-generic="roman" style:font-pitch="variable"/>
    <style:font-face style:name="Liberation Serif2" svg:font-family="'Liberation Serif'" style:font-adornments="Gras" style:font-family-generic="roman" style:font-pitch="variable"/>
    <style:font-face style:name="Liberation Serif1" svg:font-family="'Liberation Serif'" style:font-adornments="Normal" style:font-family-generic="roman" style:font-pitch="variable"/>
    <style:font-face style:name="Lohit Devanagari" svg:font-family="'Lohit Devanagari'" style:font-family-generic="roman" style:font-pitch="variable"/>
    <style:font-face style:name="Noto Sans CJK SC" svg:font-family="'Noto Sans CJK SC'" style:font-family-generic="roman" style:font-pitch="variable"/>
    <style:font-face style:name="Liberation Sans" svg:font-family="'Liberation Sans'" style:font-family-generic="swiss" style:font-pitch="variable"/>
    <style:font-face style:name="Liberation Sans2" svg:font-family="'Liberation Sans'" style:font-adornments="Gras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iberation Sans3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Noto Sans CJK SC1" svg:font-family="'Noto Sans CJK SC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11cm" draw:rotation="0"/>
    <draw:hatch draw:name="Hatching_20_2" draw:display-name="Hatching 2" draw:style="single" draw:color="#3465a4" draw:distance="0.011cm" draw:rotation="0"/>
    <draw:fill-image draw:name="Bitmap_20_1" draw:display-name="Bitmap 1" xlink:href="Pictures/1000000000000020000000204B249CA79A42C6D7.png" xlink:type="simple" xlink:show="embed" xlink:actuate="onLoad"/>
    <draw:stroke-dash draw:name="Dashed_20__28_var_29__20_3" draw:display-name="Dashed (var) 3" draw:style="rect" draw:dots1="1" draw:dots1-length="0.011cm" draw:dots2="1" draw:dots2-length="0.011cm" draw:distance="0.011cm"/>
    <draw:stroke-dash draw:name="Dashed_20__28_var_29__20_4" draw:display-name="Dashed (var) 4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1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fr" fo:country="FR" style:letter-kerning="true" style:font-name-asian="Noto Sans CJK SC1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1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.801cm" fo:margin-right="0cm" fo:margin-top="0.199cm" fo:margin-bottom="0.101cm" loext:contextual-spacing="true" fo:line-height="150%" fo:text-indent="0cm" style:auto-text-indent="false" style:page-number="auto" style:shadow="none"/>
      <style:text-properties style:font-name="Liberation Sans1" fo:font-family="'Liberation Sans'" style:font-style-name="Normal" style:font-family-generic="swiss" style:font-pitch="variable" fo:font-size="9pt" officeooo:rsid="00a6e85e" style:font-size-asian="10.5pt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Heading_20_3" style:display-name="Heading 3" style:family="paragraph" style:parent-style-name="Heading" style:next-style-name="Text_20_body" style:auto-update="true" style:default-outline-level="3" style:list-style-name="" style:class="text">
      <loext:graphic-properties draw:fill="solid" draw:fill-color="#c2e0ae"/>
      <style:paragraph-properties fo:margin-left="0cm" fo:margin-right="0cm" fo:margin-top="0.651cm" fo:margin-bottom="0.21cm" loext:contextual-spacing="false" fo:text-indent="0cm" style:auto-text-indent="false" fo:background-color="#c2e0ae" fo:padding="0.3cm" fo:border="none" style:shadow="none">
        <style:tab-stops/>
      </style:paragraph-properties>
      <style:text-properties style:font-name="Liberation Serif1" fo:font-family="'Liberation Serif'" style:font-style-name="Normal" style:font-family-generic="roman" style:font-pitch="variable" fo:font-size="90%" fo:font-weight="normal" fo:background-color="transparent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 style:master-page-name="">
      <loext:graphic-properties draw:fill="none" draw:fill-color="#729fcf"/>
      <style:paragraph-properties fo:margin-top="0.6cm" fo:margin-bottom="0.21cm" loext:contextual-spacing="false" style:page-number="auto" fo:background-color="transparent" style:shadow="none">
        <style:tab-stops/>
      </style:paragraph-properties>
      <style:text-properties fo:color="#ce181e" style:font-name="Liberation Serif" fo:font-family="'Liberation Serif'" style:font-family-generic="roman" style:font-pitch="variable" fo:font-size="14pt" fo:font-weight="bold" style:font-name-asian="Noto Sans CJK SC1" style:font-family-asian="'Noto Sans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Cartouche_20_Focus" style:display-name="Cartouche Focus" style:family="paragraph" style:parent-style-name="Text_20_body" style:master-page-name="">
      <loext:graphic-properties draw:fill="solid" draw:fill-color="#bcaed5"/>
      <style:paragraph-properties fo:margin-left="0cm" fo:margin-right="0cm" fo:text-indent="0cm" style:auto-text-indent="false" style:page-number="auto" fo:background-color="#bcaed5" fo:padding="0.3cm" fo:border="none" style:shadow="none"/>
      <style:text-properties style:font-name="Liberation Sans2" fo:font-family="'Liberation Sans'" style:font-style-name="Gras" style:font-family-generic="swiss" style:font-pitch="variable" fo:font-weight="normal" officeooo:rsid="001ac645" style:font-size-asian="10.5pt"/>
    </style:style>
    <style:style style:name="Heading_20_5" style:display-name="Heading 5" style:family="paragraph" style:parent-style-name="Heading" style:next-style-name="Text_20_body" style:default-outline-level="5" style:list-style-name="" style:class="text">
      <loext:graphic-properties draw:fill="solid" draw:fill-color="#f5e9e9"/>
      <style:paragraph-properties fo:margin-left="0.499cm" fo:margin-right="0cm" fo:margin-top="0.212cm" fo:margin-bottom="0.106cm" loext:contextual-spacing="false" fo:text-indent="0cm" style:auto-text-indent="false" fo:background-color="#f5e9e9" fo:padding="0.199cm" fo:border="none" style:shadow="none"/>
      <style:text-properties style:font-name="Liberation Serif2" fo:font-family="'Liberation Serif'" style:font-style-name="Gras" style:font-family-generic="roman" style:font-pitch="variable" fo:font-size="75%" fo:font-weight="bold" style:font-size-asian="85%" style:font-weight-asian="bold" style:font-size-complex="85%" style:font-weight-complex="bold"/>
    </style:style>
    <style:style style:name="Code" style:family="paragraph" style:parent-style-name="Text_20_body" style:master-page-name="">
      <loext:graphic-properties draw:fill="solid" draw:fill-color="#eeeeee"/>
      <style:paragraph-properties fo:margin-left="0.7cm" fo:margin-right="0cm" fo:margin-top="0cm" fo:margin-bottom="0.15cm" loext:contextual-spacing="true" fo:line-height="150%" fo:text-indent="0cm" style:auto-text-indent="false" style:page-number="auto" fo:background-color="#eeeeee" fo:padding="0.3cm" fo:border="none" style:shadow="none"/>
      <style:text-properties fo:color="#000000" style:font-name="Consolas" fo:font-family="Consolas" style:font-style-name="Normal" style:font-family-generic="swiss" style:font-pitch="fixed" fo:font-size="8pt" officeooo:rsid="00482ed6" fo:background-color="transparent" style:font-size-asian="10.5pt" style:font-size-complex="10.5pt"/>
    </style:style>
    <style:style style:name="Exercice" style:family="paragraph" style:parent-style-name="Text_20_body" style:master-page-name="">
      <loext:graphic-properties draw:fill="solid" draw:fill-color="#fef7ef"/>
      <style:paragraph-properties fo:margin-left="0.499cm" fo:margin-right="0.199cm" fo:text-indent="0cm" style:auto-text-indent="false" style:page-number="auto" fo:background-color="#fef7ef" fo:padding="0.3cm" fo:border="0.26pt solid #fdb94d">
        <style:tab-stops/>
      </style:paragraph-properties>
      <style:text-properties fo:color="#000000" fo:font-size="10.5pt" fo:background-color="transparent" style:font-size-asian="10.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urs" style:family="paragraph" style:parent-style-name="Standard" style:master-page-name="">
      <style:paragraph-properties fo:margin-left="1cm" fo:margin-right="1cm" fo:margin-top="0.101cm" fo:margin-bottom="0.199cm" loext:contextual-spacing="true" fo:line-height="115%" fo:text-indent="0cm" style:auto-text-indent="false" style:page-number="auto" fo:padding="0.101cm" fo:border="0.26pt solid #00a65d" style:shadow="none"/>
      <style:text-properties fo:font-size="10.5pt" officeooo:rsid="0077eb2e" style:font-size-asian="10.5pt" style:font-size-complex="10.5pt"/>
    </style:style>
    <style:style style:name="Focus" style:family="paragraph" style:parent-style-name="Standard" style:master-page-name="">
      <loext:graphic-properties draw:fill="solid" draw:fill-color="#d3e3f9"/>
      <style:paragraph-properties fo:margin-left="0.499cm" fo:margin-right="0.499cm" fo:margin-top="0.101cm" fo:margin-bottom="0.199cm" loext:contextual-spacing="true" fo:line-height="115%" fo:text-indent="0cm" style:auto-text-indent="false" style:page-number="auto" fo:background-color="#d3e3f9" fo:padding="0.199cm" fo:border="0.26pt solid #21409a" style:shadow="none">
        <style:tab-stops/>
      </style:paragraph-properties>
      <style:text-properties fo:font-size="10.5pt" style:font-size-asian="10.5pt"/>
    </style:style>
    <style:style style:name="TP" style:family="paragraph" style:parent-style-name="Standard" style:master-page-name="">
      <loext:graphic-properties draw:fill="none" draw:fill-color="#729fcf"/>
      <style:paragraph-properties fo:margin-left="1cm" fo:margin-right="1cm" fo:margin-top="0.101cm" fo:margin-bottom="0.199cm" loext:contextual-spacing="true" fo:text-indent="0cm" style:auto-text-indent="false" style:page-number="auto" fo:background-color="transparent" fo:padding="0.101cm" fo:border="0.26pt solid #ed1c24" style:shadow="none">
        <style:tab-stops/>
      </style:paragraph-properties>
      <style:text-properties fo:font-size="10.5pt" officeooo:rsid="0077eb2e" style:font-size-asian="10.5pt" style:font-size-complex="10.5pt"/>
    </style:style>
    <style:style style:name="FCartouche_20_fil_20_rouge" style:display-name="FCartouche fil rouge" style:family="paragraph" style:parent-style-name="Heading_20_3">
      <loext:graphic-properties draw:fill="solid" draw:fill-color="#f37b70"/>
      <style:paragraph-properties fo:background-color="#f37b7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3cm" fo:margin-bottom="0.21cm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ilepath" style:family="paragraph" style:parent-style-name="TP"/>
    <style:style style:name="Démo" style:family="paragraph" style:parent-style-name="Text_20_body" style:master-page-name="">
      <loext:graphic-properties draw:fill="none" draw:fill-color="#729fcf"/>
      <style:paragraph-properties fo:margin-left="0.499cm" fo:margin-right="0cm" fo:margin-top="0cm" fo:margin-bottom="0.247cm" loext:contextual-spacing="false" fo:line-height="115%" fo:text-indent="0cm" style:auto-text-indent="false" style:page-number="auto" fo:background-color="transparent">
        <style:tab-stops/>
      </style:paragraph-properties>
      <style:text-properties fo:font-size="10.5pt" officeooo:rsid="010efebe" fo:background-color="#fffbcc" style:font-size-asian="10.5pt" style:font-size-complex="10.5pt"/>
    </style:style>
    <style:style style:name="Pause" style:family="paragraph" style:parent-style-name="Text_20_body" style:master-page-name="">
      <loext:graphic-properties draw:fill="solid" draw:fill-color="#bce4e5"/>
      <style:paragraph-properties fo:margin-left="0cm" fo:margin-right="0cm" fo:margin-top="0.4cm" fo:margin-bottom="0.3cm" loext:contextual-spacing="false" fo:text-align="center" style:justify-single-word="false" fo:text-indent="0cm" style:auto-text-indent="false" style:page-number="auto" fo:background-color="#bce4e5" fo:padding="0.3cm" fo:border="none" style:shadow="none" style:vertical-align="middle"/>
      <style:text-properties fo:font-size="10.5pt" officeooo:rsid="004d209c" style:font-size-asian="10.5pt"/>
    </style:style>
    <style:style style:name="Evaluation" style:family="paragraph" style:parent-style-name="Text_20_body">
      <loext:graphic-properties draw:fill="solid" draw:fill-color="#fdc578"/>
      <style:paragraph-properties fo:margin-left="0cm" fo:margin-right="0cm" fo:text-indent="0cm" style:auto-text-indent="false" fo:background-color="#fdc578" fo:padding="0.3cm" fo:border="none"/>
      <style:text-properties style:font-name="Liberation Sans1" fo:font-family="'Liberation Sans'" style:font-style-name="Normal" style:font-family-generic="swiss" style:font-pitch="variable" fo:font-size="12pt" style:font-size-asian="10.5pt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left="0.801cm" fo:margin-right="0cm" fo:margin-top="0.106cm" fo:margin-bottom="0.106cm" loext:contextual-spacing="false" fo:text-indent="0cm" style:auto-text-indent="false"/>
      <style:text-properties style:font-name="Liberation Serif2" fo:font-family="'Liberation Serif'" style:font-style-name="Gras" style:font-family-generic="roman" style:font-pitch="variable" fo:font-size="80%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Standard_7e_LT_7e_Untertitel" style:display-name="Standard~LT~Untertitel" style:family="paragraph" style:default-outline-level="">
      <style:paragraph-properties fo:margin-left="0.953cm" fo:margin-right="0cm" fo:margin-top="0cm" fo:margin-bottom="0cm" loext:contextual-spacing="false" fo:line-height="92%" fo:text-align="center" style:justify-single-word="false" fo:orphans="2" fo:widows="2" fo:text-indent="-0.953cm" style:auto-text-indent="false" style:writing-mode="lr-tb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style:text-outline="false" style:text-line-through-style="none" style:text-line-through-type="none" style:font-name="Noto Sans CJK SC" fo:font-family="'Noto Sans CJK SC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Sans_20_nom1" style:display-name="Sans nom1" style:family="paragraph" style:parent-style-name="Standard" style:master-page-name="">
      <loext:graphic-properties draw:fill="solid" draw:fill-color="#dddddd"/>
      <style:paragraph-properties fo:margin-top="0.199cm" fo:margin-bottom="0cm" loext:contextual-spacing="true" fo:line-height="150%" style:page-number="auto" fo:background-color="#dddddd" fo:padding="0.049cm" fo:border="0.06pt solid #000000" style:shadow="none"/>
      <style:text-properties style:font-name="FreeMono" fo:font-family="FreeMono" style:font-style-name="Normal" style:font-family-generic="modern" style:font-pitch="fixed" fo:font-size="8pt" fo:font-weight="bold" style:font-size-asian="10.5pt"/>
    </style:style>
    <style:style style:name="Drawing" style:family="paragraph" style:parent-style-name="Caption" style:class="extra">
      <loext:graphic-properties draw:fill="none" draw:fill-color="#729fcf"/>
      <style:paragraph-properties fo:text-align="center" style:justify-single-word="false" fo:background-color="transparent"/>
      <style:text-properties fo:color="#6a1816" style:font-name="Garuda" fo:font-family="Garuda" style:font-style-name="Gras" style:font-pitch="variable" fo:font-size="8pt" fo:font-style="normal" fo:font-weight="bold"/>
    </style:style>
    <style:style style:name="Frame_20_contents" style:display-name="Frame contents" style:family="paragraph" style:parent-style-name="Standard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Objet_20_avec_20_flèche" style:display-name="Objet avec flèche" style:family="paragraph" style:parent-style-name="Standard_20__28_user_29_" style:default-outline-level="">
      <style:paragraph-properties fo:margin-top="0cm" fo:margin-bottom="0cm" loext:contextual-spacing="false" fo:line-height="92%" fo:text-align="start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Noto Sans CJK SC" fo:font-family="'Noto Sans CJK SC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bjet_20_avec_20_ombre" style:display-name="Objet avec ombre" style:family="paragraph" style:parent-style-name="Standard_20__28_user_29_" style:default-outline-level="">
      <style:paragraph-properties fo:margin-top="0cm" fo:margin-bottom="0cm" loext:contextual-spacing="false" fo:line-height="92%" fo:text-align="start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Noto Sans CJK SC" fo:font-family="'Noto Sans CJK SC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bjet_20_sans_20_remplissage" style:display-name="Objet sans remplissage" style:family="paragraph" style:parent-style-name="Standard_20__28_user_29_" style:default-outline-level="">
      <style:paragraph-properties fo:margin-top="0cm" fo:margin-bottom="0cm" loext:contextual-spacing="false" fo:line-height="92%" fo:text-align="start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Noto Sans CJK SC" fo:font-family="'Noto Sans CJK SC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bjet_20_sans_20_remplissage_20_et_20_sans_20_ligne" style:display-name="Objet sans remplissage et sans ligne" style:family="paragraph" style:parent-style-name="Standard_20__28_user_29_" style:default-outline-level="">
      <style:paragraph-properties fo:margin-top="0cm" fo:margin-bottom="0cm" loext:contextual-spacing="false" fo:line-height="92%" fo:text-align="start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Noto Sans CJK SC" fo:font-family="'Noto Sans CJK SC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Corps_20_de_20_texte_20_justifié" style:display-name="Corps de texte justifié" style:family="paragraph" style:parent-style-name="Standard_20__28_user_29_" style:default-outline-level="">
      <style:paragraph-properties fo:margin-top="0cm" fo:margin-bottom="0cm" loext:contextual-spacing="false" fo:line-height="92%" fo:text-align="start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Noto Sans CJK SC" fo:font-family="'Noto Sans CJK SC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itre_20_principal1" style:display-name="Titre principal1" style:family="paragraph" style:parent-style-name="Standard_20__28_user_29_" style:default-outline-level="">
      <style:paragraph-properties fo:margin-top="0cm" fo:margin-bottom="0cm" loext:contextual-spacing="false" fo:line-height="92%" fo:text-align="center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Noto Sans CJK SC" fo:font-family="'Noto Sans CJK SC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itre_20_principal2" style:display-name="Titre principal2" style:family="paragraph" style:parent-style-name="Standard_20__28_user_29_" style:default-outline-level="">
      <style:paragraph-properties fo:margin-left="0cm" fo:margin-right="0.199cm" fo:margin-top="0.101cm" fo:margin-bottom="0.101cm" loext:contextual-spacing="false" fo:line-height="92%" fo:text-align="center" style:justify-single-word="false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Noto Sans CJK SC" fo:font-family="'Noto Sans CJK SC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itre1" style:family="paragraph" style:parent-style-name="Standard_20__28_user_29_" style:default-outline-level="">
      <style:paragraph-properties fo:margin-top="0.42cm" fo:margin-bottom="0.21cm" loext:contextual-spacing="false" fo:line-height="92%" fo:text-align="start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Noto Sans CJK SC" fo:font-family="'Noto Sans CJK SC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itre2" style:family="paragraph" style:parent-style-name="Standard_20__28_user_29_" style:default-outline-level="">
      <style:paragraph-properties fo:margin-top="0.42cm" fo:margin-bottom="0.21cm" loext:contextual-spacing="false" fo:line-height="92%" fo:text-align="start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Noto Sans CJK SC" fo:font-family="'Noto Sans CJK SC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Ligne_20_de_20_cote" style:display-name="Ligne de cote" style:family="paragraph" style:parent-style-name="Standard_20__28_user_29_" style:default-outline-level="">
      <style:paragraph-properties fo:margin-top="0cm" fo:margin-bottom="0cm" loext:contextual-spacing="false" fo:line-height="92%" fo:text-align="start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Noto Sans CJK SC" fo:font-family="'Noto Sans CJK SC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Standard_7e_LT_7e_Gliederung_20_1" style:display-name="Standard~LT~Gliederung 1" style:family="paragraph" style:default-outline-level="">
      <style:paragraph-properties fo:margin-left="0.953cm" fo:margin-right="0cm" fo:margin-top="0.497cm" fo:margin-bottom="0cm" loext:contextual-spacing="false" fo:line-height="92%" fo:text-align="start" style:justify-single-word="false" fo:orphans="2" fo:widows="2" fo:text-indent="-0.953cm" style:auto-text-indent="false" style:writing-mode="lr-tb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style:text-outline="false" style:text-line-through-style="none" style:text-line-through-type="none" style:font-name="Noto Sans CJK SC" fo:font-family="'Noto Sans CJK SC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Standard_7e_LT_7e_Gliederung_20_2" style:display-name="Standard~LT~Gliederung 2" style:family="paragraph" style:parent-style-name="Standard_7e_LT_7e_Gliederung_20_1" style:default-outline-level="">
      <style:paragraph-properties fo:margin-left="2.064cm" fo:margin-right="0cm" fo:margin-top="0.4cm" fo:margin-bottom="0cm" loext:contextual-spacing="false" fo:line-height="92%" fo:text-align="start" style:justify-single-word="false" fo:text-indent="-0.794cm" style:auto-text-indent="false" style:writing-mode="lr-tb">
        <style:tab-stops>
          <style:tab-stop style:position="0cm"/>
          <style:tab-stop style:position="0.432cm"/>
          <style:tab-stop style:position="1.679cm"/>
          <style:tab-stop style:position="2.928cm"/>
          <style:tab-stop style:position="4.175cm"/>
          <style:tab-stop style:position="5.422cm"/>
          <style:tab-stop style:position="6.671cm"/>
          <style:tab-stop style:position="7.92cm"/>
          <style:tab-stop style:position="9.167cm"/>
          <style:tab-stop style:position="10.416cm"/>
          <style:tab-stop style:position="11.663cm"/>
          <style:tab-stop style:position="12.912cm"/>
          <style:tab-stop style:position="14.159cm"/>
          <style:tab-stop style:position="15.408cm"/>
          <style:tab-stop style:position="16.655cm"/>
          <style:tab-stop style:position="17.903cm"/>
          <style:tab-stop style:position="19.151cm"/>
          <style:tab-stop style:position="20.399cm"/>
          <style:tab-stop style:position="21.646cm"/>
          <style:tab-stop style:position="22.895cm"/>
          <style:tab-stop style:position="24.142cm"/>
        </style:tab-stops>
      </style:paragraph-properties>
      <style:text-properties fo:color="#000000" style:text-outline="false" style:text-line-through-style="none" style:text-line-through-type="none" style:font-name="Noto Sans CJK SC" fo:font-family="'Noto Sans CJK SC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Standard_7e_LT_7e_Gliederung_20_3" style:display-name="Standard~LT~Gliederung 3" style:family="paragraph" style:parent-style-name="Standard_7e_LT_7e_Gliederung_20_2" style:default-outline-level="">
      <style:paragraph-properties fo:margin-left="3.175cm" fo:margin-right="0cm" fo:margin-top="0.3cm" fo:margin-bottom="0cm" loext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0.568cm"/>
          <style:tab-stop style:position="1.817cm"/>
          <style:tab-stop style:position="3.064cm"/>
          <style:tab-stop style:position="4.313cm"/>
          <style:tab-stop style:position="5.56cm"/>
          <style:tab-stop style:position="6.809cm"/>
          <style:tab-stop style:position="8.056cm"/>
          <style:tab-stop style:position="9.305cm"/>
          <style:tab-stop style:position="10.552cm"/>
          <style:tab-stop style:position="11.8cm"/>
          <style:tab-stop style:position="13.047cm"/>
          <style:tab-stop style:position="14.296cm"/>
          <style:tab-stop style:position="15.543cm"/>
          <style:tab-stop style:position="16.792cm"/>
          <style:tab-stop style:position="18.039cm"/>
          <style:tab-stop style:position="19.288cm"/>
          <style:tab-stop style:position="20.535cm"/>
          <style:tab-stop style:position="21.784cm"/>
          <style:tab-stop style:position="23.031cm"/>
          <style:tab-stop style:position="24.278cm"/>
        </style:tab-stops>
      </style:paragraph-properties>
      <style:text-properties fo:color="#000000" style:text-outline="false" style:text-line-through-style="none" style:text-line-through-type="none" style:font-name="Noto Sans CJK SC" fo:font-family="'Noto Sans CJK SC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Standard_7e_LT_7e_Gliederung_20_4" style:display-name="Standard~LT~Gliederung 4" style:family="paragraph" style:parent-style-name="Standard_7e_LT_7e_Gliederung_20_3" style:default-outline-level="">
      <style:paragraph-properties fo:margin-left="4.445cm" fo:margin-right="0cm" fo:margin-top="0.198cm" fo:margin-bottom="0cm" loext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0.547cm"/>
          <style:tab-stop style:position="1.794cm"/>
          <style:tab-stop style:position="3.043cm"/>
          <style:tab-stop style:position="4.29cm"/>
          <style:tab-stop style:position="5.539cm"/>
          <style:tab-stop style:position="6.786cm"/>
          <style:tab-stop style:position="8.035cm"/>
          <style:tab-stop style:position="9.282cm"/>
          <style:tab-stop style:position="10.53cm"/>
          <style:tab-stop style:position="11.777cm"/>
          <style:tab-stop style:position="13.026cm"/>
          <style:tab-stop style:position="14.273cm"/>
          <style:tab-stop style:position="15.522cm"/>
          <style:tab-stop style:position="16.769cm"/>
          <style:tab-stop style:position="18.018cm"/>
          <style:tab-stop style:position="19.265cm"/>
          <style:tab-stop style:position="20.514cm"/>
          <style:tab-stop style:position="21.761cm"/>
          <style:tab-stop style:position="23.008cm"/>
          <style:tab-stop style:position="24.257cm"/>
        </style:tab-stops>
      </style:paragraph-properties>
      <style:text-properties fo:color="#000000" style:text-outline="false" style:text-line-through-style="none" style:text-line-through-type="none" style:font-name="Noto Sans CJK SC" fo:font-family="'Noto Sans CJK SC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Gliederung_20_5" style:display-name="Standard~LT~Gliederung 5" style:family="paragraph" style:parent-style-name="Standard_7e_LT_7e_Gliederung_20_4" style:default-outline-level="">
      <style:paragraph-properties fo:margin-left="5.715cm" fo:margin-right="0cm" fo:margin-top="0.101cm" fo:margin-bottom="0cm" loext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Noto Sans CJK SC" fo:font-family="'Noto Sans CJK SC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Gliederung_20_6" style:display-name="Standard~LT~Gliederung 6" style:family="paragraph" style:parent-style-name="Standard_7e_LT_7e_Gliederung_20_5" style:default-outline-level="">
      <style:paragraph-properties fo:margin-left="5.715cm" fo:margin-right="0cm" fo:margin-top="0.101cm" fo:margin-bottom="0cm" loext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Noto Sans CJK SC" fo:font-family="'Noto Sans CJK SC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Gliederung_20_7" style:display-name="Standard~LT~Gliederung 7" style:family="paragraph" style:parent-style-name="Standard_7e_LT_7e_Gliederung_20_6" style:default-outline-level="">
      <style:paragraph-properties fo:margin-left="5.715cm" fo:margin-right="0cm" fo:margin-top="0.101cm" fo:margin-bottom="0cm" loext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Noto Sans CJK SC" fo:font-family="'Noto Sans CJK SC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Gliederung_20_8" style:display-name="Standard~LT~Gliederung 8" style:family="paragraph" style:parent-style-name="Standard_7e_LT_7e_Gliederung_20_7" style:default-outline-level="">
      <style:paragraph-properties fo:margin-left="5.715cm" fo:margin-right="0cm" fo:margin-top="0.101cm" fo:margin-bottom="0cm" loext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Noto Sans CJK SC" fo:font-family="'Noto Sans CJK SC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Gliederung_20_9" style:display-name="Standard~LT~Gliederung 9" style:family="paragraph" style:parent-style-name="Standard_7e_LT_7e_Gliederung_20_8" style:default-outline-level="">
      <style:paragraph-properties fo:margin-left="5.715cm" fo:margin-right="0cm" fo:margin-top="0.101cm" fo:margin-bottom="0cm" loext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Noto Sans CJK SC" fo:font-family="'Noto Sans CJK SC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Titel" style:display-name="Standard~LT~Titel" style:family="paragraph" style:default-outline-level="">
      <style:paragraph-properties fo:margin-top="0cm" fo:margin-bottom="0cm" loext:contextual-spacing="false" fo:line-height="92%" fo:text-align="center" style:justify-single-word="false" fo:orphans="2" fo:widows="2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Noto Sans CJK SC" fo:font-family="'Noto Sans CJK SC'" style:font-family-generic="roman" style:font-pitch="variable" fo:font-size="4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Standard_7e_LT_7e_Notizen" style:display-name="Standard~LT~Notizen" style:family="paragraph" style:default-outline-level="">
      <style:paragraph-properties fo:margin-top="0.159cm" fo:margin-bottom="0cm" loext:contextual-spacing="false" fo:line-height="100%" fo:text-align="start" style:justify-single-word="false" fo:orphans="2" fo:widows="2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Standard_7e_LT_7e_Hintergrundobjekte" style:display-name="Standard~LT~Hintergrundobjekte" style:family="paragraph" style:default-outline-level="">
      <style:paragraph-properties fo:margin-top="0cm" fo:margin-bottom="0cm" loext:contextual-spacing="false" fo:line-height="92%" fo:text-align="start" style:justify-single-word="false" fo:orphans="2" fo:widows="2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line-through-style="none" style:text-line-through-type="none" style:font-name="Noto Sans CJK SC" fo:font-family="'Noto Sans CJK SC'" style:font-family-generic="roman" style:font-pitch="variable" fo:font-size="1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3" style:font-family-complex="'Liberation Sans'" style:font-family-generic-complex="system" style:font-pitch-complex="variable" style:font-size-complex="12pt"/>
    </style:style>
    <style:style style:name="Standard_7e_LT_7e_Hintergrund" style:display-name="Standard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3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Lohit Devanagari" fo:font-family="'Lohit Devanagari'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Liberation Sans3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gray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gray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bw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bw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bw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orange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orange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orange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turquoise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turquoise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turquoise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blue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blue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blue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sun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sun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sun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earth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earth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earth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green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green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green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seetang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seetang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seetang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lightblue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lightblue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lightblue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yellow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yellow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yellow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Objets_20_d_27_arrière-plan" style:display-name="Objets d'arrière-plan" style:family="paragraph" style:default-outline-level="">
      <style:paragraph-properties fo:margin-top="0cm" fo:margin-bottom="0cm" loext:contextual-spacing="false" fo:line-height="92%" fo:text-align="start" style:justify-single-word="false" fo:orphans="2" fo:widows="2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line-through-style="none" style:text-line-through-type="none" style:font-name="Noto Sans CJK SC" fo:font-family="'Noto Sans CJK SC'" style:font-family-generic="roman" style:font-pitch="variable" fo:font-size="1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3" style:font-family-complex="'Liberation Sans'" style:font-family-generic-complex="system" style:font-pitch-complex="variable" style:font-size-complex="12pt"/>
    </style:style>
    <style:style style:name="Arrière-plan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3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top="0.159cm" fo:margin-bottom="0cm" loext:contextual-spacing="false" fo:line-height="100%" fo:text-align="start" style:justify-single-word="false" fo:orphans="2" fo:widows="2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Plan_20_1" style:display-name="Plan 1" style:family="paragraph" style:default-outline-level="">
      <style:paragraph-properties fo:margin-left="0.953cm" fo:margin-right="0cm" fo:margin-top="0.497cm" fo:margin-bottom="0cm" loext:contextual-spacing="false" fo:line-height="92%" fo:text-align="start" style:justify-single-word="false" fo:orphans="2" fo:widows="2" fo:text-indent="-0.953cm" style:auto-text-indent="false" style:writing-mode="lr-tb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style:text-outline="false" style:text-line-through-style="none" style:text-line-through-type="none" style:font-name="Noto Sans CJK SC" fo:font-family="'Noto Sans CJK SC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Plan_20_2" style:display-name="Plan 2" style:family="paragraph" style:parent-style-name="Plan_20_1" style:default-outline-level="">
      <style:paragraph-properties fo:margin-left="2.064cm" fo:margin-right="0cm" fo:margin-top="0.4cm" fo:margin-bottom="0cm" loext:contextual-spacing="false" fo:line-height="92%" fo:text-align="start" style:justify-single-word="false" fo:text-indent="-0.794cm" style:auto-text-indent="false" style:writing-mode="lr-tb">
        <style:tab-stops>
          <style:tab-stop style:position="0cm"/>
          <style:tab-stop style:position="0.432cm"/>
          <style:tab-stop style:position="1.679cm"/>
          <style:tab-stop style:position="2.928cm"/>
          <style:tab-stop style:position="4.175cm"/>
          <style:tab-stop style:position="5.422cm"/>
          <style:tab-stop style:position="6.671cm"/>
          <style:tab-stop style:position="7.92cm"/>
          <style:tab-stop style:position="9.167cm"/>
          <style:tab-stop style:position="10.416cm"/>
          <style:tab-stop style:position="11.663cm"/>
          <style:tab-stop style:position="12.912cm"/>
          <style:tab-stop style:position="14.159cm"/>
          <style:tab-stop style:position="15.408cm"/>
          <style:tab-stop style:position="16.655cm"/>
          <style:tab-stop style:position="17.903cm"/>
          <style:tab-stop style:position="19.151cm"/>
          <style:tab-stop style:position="20.399cm"/>
          <style:tab-stop style:position="21.646cm"/>
          <style:tab-stop style:position="22.895cm"/>
          <style:tab-stop style:position="24.142cm"/>
        </style:tab-stops>
      </style:paragraph-properties>
      <style:text-properties fo:color="#000000" style:text-outline="false" style:text-line-through-style="none" style:text-line-through-type="none" style:font-name="Noto Sans CJK SC" fo:font-family="'Noto Sans CJK SC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Plan_20_3" style:display-name="Plan 3" style:family="paragraph" style:parent-style-name="Plan_20_2" style:default-outline-level="">
      <style:paragraph-properties fo:margin-left="3.175cm" fo:margin-right="0cm" fo:margin-top="0.3cm" fo:margin-bottom="0cm" loext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0.568cm"/>
          <style:tab-stop style:position="1.817cm"/>
          <style:tab-stop style:position="3.064cm"/>
          <style:tab-stop style:position="4.313cm"/>
          <style:tab-stop style:position="5.56cm"/>
          <style:tab-stop style:position="6.809cm"/>
          <style:tab-stop style:position="8.056cm"/>
          <style:tab-stop style:position="9.305cm"/>
          <style:tab-stop style:position="10.552cm"/>
          <style:tab-stop style:position="11.8cm"/>
          <style:tab-stop style:position="13.047cm"/>
          <style:tab-stop style:position="14.296cm"/>
          <style:tab-stop style:position="15.543cm"/>
          <style:tab-stop style:position="16.792cm"/>
          <style:tab-stop style:position="18.039cm"/>
          <style:tab-stop style:position="19.288cm"/>
          <style:tab-stop style:position="20.535cm"/>
          <style:tab-stop style:position="21.784cm"/>
          <style:tab-stop style:position="23.031cm"/>
          <style:tab-stop style:position="24.278cm"/>
        </style:tab-stops>
      </style:paragraph-properties>
      <style:text-properties fo:color="#000000" style:text-outline="false" style:text-line-through-style="none" style:text-line-through-type="none" style:font-name="Noto Sans CJK SC" fo:font-family="'Noto Sans CJK SC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Plan_20_4" style:display-name="Plan 4" style:family="paragraph" style:parent-style-name="Plan_20_3" style:default-outline-level="">
      <style:paragraph-properties fo:margin-left="4.445cm" fo:margin-right="0cm" fo:margin-top="0.198cm" fo:margin-bottom="0cm" loext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0.547cm"/>
          <style:tab-stop style:position="1.794cm"/>
          <style:tab-stop style:position="3.043cm"/>
          <style:tab-stop style:position="4.29cm"/>
          <style:tab-stop style:position="5.539cm"/>
          <style:tab-stop style:position="6.786cm"/>
          <style:tab-stop style:position="8.035cm"/>
          <style:tab-stop style:position="9.282cm"/>
          <style:tab-stop style:position="10.53cm"/>
          <style:tab-stop style:position="11.777cm"/>
          <style:tab-stop style:position="13.026cm"/>
          <style:tab-stop style:position="14.273cm"/>
          <style:tab-stop style:position="15.522cm"/>
          <style:tab-stop style:position="16.769cm"/>
          <style:tab-stop style:position="18.018cm"/>
          <style:tab-stop style:position="19.265cm"/>
          <style:tab-stop style:position="20.514cm"/>
          <style:tab-stop style:position="21.761cm"/>
          <style:tab-stop style:position="23.008cm"/>
          <style:tab-stop style:position="24.257cm"/>
        </style:tab-stops>
      </style:paragraph-properties>
      <style:text-properties fo:color="#000000" style:text-outline="false" style:text-line-through-style="none" style:text-line-through-type="none" style:font-name="Noto Sans CJK SC" fo:font-family="'Noto Sans CJK SC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lan_20_5" style:display-name="Plan 5" style:family="paragraph" style:parent-style-name="Plan_20_4" style:default-outline-level="">
      <style:paragraph-properties fo:margin-left="5.715cm" fo:margin-right="0cm" fo:margin-top="0.101cm" fo:margin-bottom="0cm" loext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Noto Sans CJK SC" fo:font-family="'Noto Sans CJK SC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lan_20_6" style:display-name="Plan 6" style:family="paragraph" style:parent-style-name="Plan_20_5" style:default-outline-level="">
      <style:paragraph-properties fo:margin-left="5.715cm" fo:margin-right="0cm" fo:margin-top="0.101cm" fo:margin-bottom="0cm" loext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Noto Sans CJK SC" fo:font-family="'Noto Sans CJK SC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lan_20_7" style:display-name="Plan 7" style:family="paragraph" style:parent-style-name="Plan_20_6" style:default-outline-level="">
      <style:paragraph-properties fo:margin-left="5.715cm" fo:margin-right="0cm" fo:margin-top="0.101cm" fo:margin-bottom="0cm" loext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Noto Sans CJK SC" fo:font-family="'Noto Sans CJK SC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lan_20_8" style:display-name="Plan 8" style:family="paragraph" style:parent-style-name="Plan_20_7" style:default-outline-level="">
      <style:paragraph-properties fo:margin-left="5.715cm" fo:margin-right="0cm" fo:margin-top="0.101cm" fo:margin-bottom="0cm" loext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Noto Sans CJK SC" fo:font-family="'Noto Sans CJK SC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lan_20_9" style:display-name="Plan 9" style:family="paragraph" style:parent-style-name="Plan_20_8" style:default-outline-level="">
      <style:paragraph-properties fo:margin-left="5.715cm" fo:margin-right="0cm" fo:margin-top="0.101cm" fo:margin-bottom="0cm" loext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Noto Sans CJK SC" fo:font-family="'Noto Sans CJK SC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20__28_user_29_" style:display-name="Standard (user)" style:family="paragraph" style:default-outline-level="">
      <style:paragraph-properties fo:margin-top="0cm" fo:margin-bottom="0cm" loext:contextual-spacing="false" fo:line-height="92%" fo:text-align="start" style:justify-single-word="false" fo:orphans="2" fo:widows="2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Noto Sans CJK SC" fo:font-family="'Noto Sans CJK SC'" style:font-family-generic="roman" style:font-pitch="variable" fo:font-size="1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Live_20_Démo" style:display-name="Live Démo" style:family="paragraph" style:parent-style-name="Text_20_body" style:master-page-name="">
      <loext:graphic-properties draw:fill="solid" draw:fill-color="#ffffd7"/>
      <style:paragraph-properties fo:margin-left="0.801cm" fo:margin-right="0.199cm" fo:text-indent="0cm" style:auto-text-indent="false" style:page-number="auto" fo:background-color="#ffffd7" fo:padding="0.199cm" fo:border="0.06pt solid #ffe994" fo:keep-with-next="auto"/>
      <style:text-properties fo:color="#000000" style:text-overline-style="none" style:text-overline-color="font-color"/>
    </style:style>
    <style:style style:name="Theorie" style:family="paragraph" style:parent-style-name="Text_20_body">
      <loext:graphic-properties draw:fill="solid" draw:fill-color="#d0f7b7"/>
      <style:paragraph-properties fo:margin-left="0.801cm" fo:margin-right="0.199cm" fo:text-indent="0cm" style:auto-text-indent="false" fo:background-color="#d0f7b7" fo:padding="0.199cm" fo:border="0.06pt solid #97d86e"/>
      <style:text-properties fo:color="#00000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18T12:18:05.634213025</meta:creation-date>
    <dc:date>2023-01-19T16:19:53.285286654</dc:date>
    <meta:editing-duration>PT10H17M12S</meta:editing-duration>
    <meta:editing-cycles>16</meta:editing-cycles>
    <meta:generator>LibreOffice/6.4.7.2$Linux_X86_64 LibreOffice_project/40$Build-2</meta:generator>
    <meta:document-statistic meta:table-count="0" meta:image-count="0" meta:object-count="0" meta:page-count="3" meta:paragraph-count="61" meta:word-count="403" meta:character-count="2391" meta:non-whitespace-character-count="2048"/>
  </office:meta>
</office:document-meta>
</file>